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4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Exact Match Rate</text:p>
          </table:table-cell>
          <table:table-cell table:style-name="ce1" office:value-type="string" calcext:value-type="string">
            <text:p>F1-Score Goals</text:p>
          </table:table-cell>
          <table:table-cell table:style-name="ce1" office:value-type="string" calcext:value-type="string">
            <text:p>Time &amp; Type Goals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3">
            <text:p>Gemini-3.1-pro-preview</text:p>
          </table:table-cell>
          <table:table-cell office:value-type="string" calcext:value-type="string">
            <text:p>Default</text:p>
          </table:table-cell>
          <table:table-cell table:style-name="ce3" office:value-type="percentage" office:value="0.8163" calcext:value-type="percentage">
            <text:p>81.63%</text:p>
          </table:table-cell>
          <table:table-cell table:style-name="ce3" office:value-type="percentage" office:value="0.8833" calcext:value-type="percentage">
            <text:p>88.33%</text:p>
          </table:table-cell>
          <table:table-cell table:style-name="ce2"/>
          <table:table-cell table:style-name="ce1" table:number-columns-repeated="16379"/>
        </table:table-row>
        <table:table-row table:style-name="ro1">
          <table:covered-table-cell table:style-name="ce1"/>
          <table:table-cell office:value-type="string" calcext:value-type="string">
            <text:p>Literal</text:p>
          </table:table-cell>
          <table:table-cell table:style-name="ce3" office:value-type="percentage" office:value="0.7551" calcext:value-type="percentage">
            <text:p>75.51%</text:p>
          </table:table-cell>
          <table:table-cell table:style-name="ce3" office:value-type="percentage" office:value="0.8228" calcext:value-type="percentage">
            <text:p>82.28%</text:p>
          </table:table-cell>
          <table:table-cell table:style-name="ce2"/>
          <table:table-cell table:style-name="ce1" table:number-columns-repeated="16379"/>
        </table:table-row>
        <table:table-row table:style-name="ro1">
          <table:covered-table-cell table:style-name="ce1"/>
          <table:table-cell office:value-type="string" calcext:value-type="string">
            <text:p>Complex</text:p>
          </table:table-cell>
          <table:table-cell table:style-name="ce3" office:value-type="percentage" office:value="0.6735" calcext:value-type="percentage">
            <text:p>67.35%</text:p>
          </table:table-cell>
          <table:table-cell table:style-name="ce3" office:value-type="percentage" office:value="0.7673" calcext:value-type="percentage">
            <text:p>76.73%</text:p>
          </table:table-cell>
          <table:table-cell table:style-name="ce2"/>
          <table:table-cell table:style-name="ce1" table:number-columns-repeated="16379"/>
        </table:table-row>
        <table:table-row table:style-name="ro1">
          <table:table-cell office:value-type="string" calcext:value-type="string" table:number-columns-spanned="1" table:number-rows-spanned="3">
            <text:p>Gemini-3-flash-preview</text:p>
          </table:table-cell>
          <table:table-cell office:value-type="string" calcext:value-type="string">
            <text:p>Default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59" calcext:value-type="percentage">
            <text:p>95.90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9388" calcext:value-type="percentage">
            <text:p>93.88%</text:p>
          </table:table-cell>
          <table:table-cell office:value-type="percentage" office:value="0.9653" calcext:value-type="percentage">
            <text:p>96.53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551" calcext:value-type="percentage">
            <text:p>55.10%</text:p>
          </table:table-cell>
          <table:table-cell office:value-type="percentage" office:value="0.6901" calcext:value-type="percentage">
            <text:p>69.01%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Gemini-2.5-flash</text:p>
          </table:table-cell>
          <table:table-cell office:value-type="string" calcext:value-type="string">
            <text:p>Default</text:p>
          </table:table-cell>
          <table:table-cell office:value-type="percentage" office:value="0.6327" calcext:value-type="percentage">
            <text:p>63.27%</text:p>
          </table:table-cell>
          <table:table-cell office:value-type="percentage" office:value="0.8092" calcext:value-type="percentage">
            <text:p>80.92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6939" calcext:value-type="percentage">
            <text:p>69.39%</text:p>
          </table:table-cell>
          <table:table-cell office:value-type="percentage" office:value="0.8188" calcext:value-type="percentage">
            <text:p>81.88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6327" calcext:value-type="percentage">
            <text:p>63.27%</text:p>
          </table:table-cell>
          <table:table-cell office:value-type="percentage" office:value="0.7662" calcext:value-type="percentage">
            <text:p>76.62%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Gemini-2.5-flash-lite</text:p>
          </table:table-cell>
          <table:table-cell office:value-type="string" calcext:value-type="string">
            <text:p>Default</text:p>
          </table:table-cell>
          <table:table-cell office:value-type="percentage" office:value="0.4082" calcext:value-type="percentage">
            <text:p>40.82%</text:p>
          </table:table-cell>
          <table:table-cell office:value-type="percentage" office:value="0.5532" calcext:value-type="percentage">
            <text:p>55.32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2449" calcext:value-type="percentage">
            <text:p>24.49%</text:p>
          </table:table-cell>
          <table:table-cell office:value-type="percentage" office:value="0.2843" calcext:value-type="percentage">
            <text:p>28.43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o3</text:p>
          </table:table-cell>
          <table:table-cell office:value-type="string" calcext:value-type="string">
            <text:p>Default</text:p>
          </table:table-cell>
          <table:table-cell table:number-columns-repeated="16382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8776" calcext:value-type="percentage">
            <text:p>87.76%</text:p>
          </table:table-cell>
          <table:table-cell office:value-type="percentage" office:value="0.9371" calcext:value-type="percentage">
            <text:p>93.71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1" table:number-rows-spanned="3">
            <text:p>Gpt-4o</text:p>
          </table:table-cell>
          <table:table-cell office:value-type="string" calcext:value-type="string">
            <text:p>Default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8636" calcext:value-type="percentage">
            <text:p>86.36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8163" calcext:value-type="percentage">
            <text:p>81.63%</text:p>
          </table:table-cell>
          <table:table-cell office:value-type="percentage" office:value="0.9049" calcext:value-type="percentage">
            <text:p>90.49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4898" calcext:value-type="percentage">
            <text:p>48.98%</text:p>
          </table:table-cell>
          <table:table-cell office:value-type="percentage" office:value="0.66" calcext:value-type="percentage">
            <text:p>66.00%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Gpt-4o-mini</text:p>
          </table:table-cell>
          <table:table-cell office:value-type="string" calcext:value-type="string">
            <text:p>Default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7869" calcext:value-type="percentage">
            <text:p>78.69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5102" calcext:value-type="percentage">
            <text:p>51.02%</text:p>
          </table:table-cell>
          <table:table-cell office:value-type="percentage" office:value="0.8131" calcext:value-type="percentage">
            <text:p>81.31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2041" calcext:value-type="percentage">
            <text:p>20.41%</text:p>
          </table:table-cell>
          <table:table-cell office:value-type="percentage" office:value="0.2973" calcext:value-type="percentage">
            <text:p>29.73%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Gpt-5-nano</text:p>
          </table:table-cell>
          <table:table-cell office:value-type="string" calcext:value-type="string">
            <text:p>Default</text:p>
          </table:table-cell>
          <table:table-cell office:value-type="percentage" office:value="0.3265" calcext:value-type="percentage">
            <text:p>32.65%</text:p>
          </table:table-cell>
          <table:table-cell office:value-type="percentage" office:value="0.4664" calcext:value-type="percentage">
            <text:p>46.64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2449" calcext:value-type="percentage">
            <text:p>24.49%</text:p>
          </table:table-cell>
          <table:table-cell office:value-type="percentage" office:value="0.5637" calcext:value-type="percentage">
            <text:p>56.37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2245" calcext:value-type="percentage">
            <text:p>22.45%</text:p>
          </table:table-cell>
          <table:table-cell office:value-type="percentage" office:value="0.6823" calcext:value-type="percentage">
            <text:p>68.23%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Gemma3:27b</text:p>
          </table:table-cell>
          <table:table-cell office:value-type="string" calcext:value-type="string">
            <text:p>Default</text:p>
          </table:table-cell>
          <table:table-cell office:value-type="percentage" office:value="0.2449" calcext:value-type="percentage">
            <text:p>24.49%</text:p>
          </table:table-cell>
          <table:table-cell office:value-type="percentage" office:value="0.5637" calcext:value-type="percentage">
            <text:p>56.37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2449" calcext:value-type="percentage">
            <text:p>24.49%</text:p>
          </table:table-cell>
          <table:table-cell office:value-type="percentage" office:value="0.5637" calcext:value-type="percentage">
            <text:p>56.37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2449" calcext:value-type="percentage">
            <text:p>24.49%</text:p>
          </table:table-cell>
          <table:table-cell office:value-type="percentage" office:value="0.5637" calcext:value-type="percentage">
            <text:p>56.37%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Deepseek-r1:32b</text:p>
          </table:table-cell>
          <table:table-cell office:value-type="string" calcext:value-type="string">
            <text:p>Default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2294" calcext:value-type="percentage">
            <text:p>22.94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2294" calcext:value-type="percentage">
            <text:p>22.94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2294" calcext:value-type="percentage">
            <text:p>22.94%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Mistral-small3.2:24b</text:p>
          </table:table-cell>
          <table:table-cell office:value-type="string" calcext:value-type="string">
            <text:p>Default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3377" calcext:value-type="percentage">
            <text:p>33.77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office:value-type="percentage" office:value="0.0612" calcext:value-type="percentage">
            <text:p>6.12%</text:p>
          </table:table-cell>
          <table:table-cell office:value-type="percentage" office:value="0.3457" calcext:value-type="percentage">
            <text:p>34.57%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2294" calcext:value-type="percentage">
            <text:p>22.94%</text:p>
          </table:table-cell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spanned="1" table:number-rows-spanned="3"/>
          <table:table-cell office:value-type="string" calcext:value-type="string">
            <text:p>Default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Literal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Complex</text:p>
          </table:table-cell>
          <table:table-cell table:style-name="Default" table:number-columns-repeated="2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4:49:59.880591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4:24:55.683679216</meta:creation-date>
    <dc:date>2026-02-23T17:29:50.555107821</dc:date>
    <meta:editing-duration>PT2H28M27S</meta:editing-duration>
    <meta:editing-cycles>4</meta:editing-cycles>
    <meta:generator>LibreOffice/24.2.7.2$Linux_X86_64 LibreOffice_project/420$Build-2</meta:generator>
    <meta:document-statistic meta:table-count="1" meta:cell-count="141" meta:object-count="0"/>
  </office:meta>
</office:document-meta>
</file>